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169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Agregación de trigger</text:h>
      <text:p text:style-name="P2"/>
      <text:list xml:id="list733934501" text:style-name="L1">
        <text:list-item>
          <text:p text:style-name="P7">Se agregó el trigger <text:span text:style-name="T1">“desactivar_pensum_estudiante_carrera_tg”</text:span> en la tabal <text:span text:style-name="T1">“pensum_estudiante_carrera”</text:span> para controlar con el campo “valido” solo exista un valor como <text:span text:style-name="T2">“true”</text:span>.</text:p>
        </text:list-item>
        <text:list-item>
          <text:p text:style-name="P7">Se agregó una llave única a la tabla <text:span text:style-name="T1">“pensum_estudiante_carrera”</text:span> con nombre <text:span text:style-name="T1">“pensum_estudiante_carrera_uk”</text:span> en los campos <text:span text:style-name="T1">“id_asignacion_estudiante_carrera” y “id_pensum”</text:span>, que es la llave real de la tabla.</text:p>
          <text:p text:style-name="P7"/>
          <text:p text:style-name="P7"/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1-02-16T01:03:46</meta:creation-date>
    <dc:date>2011-03-15T09:17:39</dc:date>
    <dc:creator>Mario Batres</dc:creator>
    <meta:editing-duration>PT00H56M47S</meta:editing-duration>
    <meta:editing-cycles>13</meta:editing-cycles>
    <meta:generator>OpenOffice.org/3.1$Unix OpenOffice.org_project/310m19$Build-9420</meta:generator>
    <meta:document-statistic meta:table-count="0" meta:image-count="0" meta:object-count="0" meta:page-count="1" meta:paragraph-count="7" meta:word-count="71" meta:character-count="468"/>
  </office:meta>
</office:document-meta>
</file>